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e9c" officeooo:paragraph-rsid="000d4e9c"/>
    </style:style>
    <style:style style:name="P2" style:family="paragraph" style:parent-style-name="Standard">
      <style:text-properties officeooo:rsid="000e22b1" officeooo:paragraph-rsid="000e22b1"/>
    </style:style>
    <style:style style:name="P3" style:family="paragraph" style:parent-style-name="Standard">
      <style:text-properties officeooo:rsid="000fa9e8" officeooo:paragraph-rsid="000fa9e8"/>
    </style:style>
    <style:style style:name="P4" style:family="paragraph" style:parent-style-name="Standard">
      <style:text-properties officeooo:rsid="000fe02a" officeooo:paragraph-rsid="000fe02a"/>
    </style:style>
    <style:style style:name="P5" style:family="paragraph" style:parent-style-name="Standard">
      <style:text-properties officeooo:rsid="001117fd" officeooo:paragraph-rsid="001117fd"/>
    </style:style>
    <style:style style:name="P6" style:family="paragraph" style:parent-style-name="Standard">
      <style:text-properties officeooo:rsid="001117fd" officeooo:paragraph-rsid="0016b19d"/>
    </style:style>
    <style:style style:name="P7" style:family="paragraph" style:parent-style-name="Standard">
      <style:text-properties officeooo:rsid="001332f7" officeooo:paragraph-rsid="001332f7"/>
    </style:style>
    <style:style style:name="T1" style:family="text">
      <style:text-properties officeooo:rsid="00111afc"/>
    </style:style>
    <style:style style:name="T2" style:family="text">
      <style:text-properties officeooo:rsid="001332f7"/>
    </style:style>
    <style:style style:name="T3" style:family="text">
      <style:text-properties officeooo:rsid="0015c13d"/>
    </style:style>
    <style:style style:name="T4" style:family="text">
      <style:text-properties officeooo:rsid="0016b1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026-04-08</text:p>
      <text:p text:style-name="P1">Michaël Clément</text:p>
      <text:p text:style-name="P2">Réseaux de neurones</text:p>
      <text:p text:style-name="P2"/>
      <text:p text:style-name="P7">Objectifs :</text:p>
      <text:p text:style-name="P4">- Comment ça marche ?</text:p>
      <text:p text:style-name="P4"><text:span text:style-name="T2">- A</text:span>rchitectures, outils ?</text:p>
      <text:p text:style-name="P4">- Implémenter, utiliser</text:p>
      <text:p text:style-name="P4"/>
      <text:p text:style-name="P5">Jour 1 <text:span text:style-name="T4">(module 8)</text:span></text:p>
      <text:p text:style-name="P5">- Cours : <text:span text:style-name="T1">I</text:span>ntroduction, <text:span text:style-name="T1">P</text:span>erceptron</text:p>
      <text:p text:style-name="P5">- TP1 : Perceptron</text:p>
      <text:p text:style-name="P6">Jour 2 <text:span text:style-name="T4">(module 8)</text:span></text:p>
      <text:p text:style-name="P5">- Cours : <text:span text:style-name="T1">M</text:span>ultilayer <text:span text:style-name="T1">P</text:span>erceptron (<text:span text:style-name="T1">MLP</text:span>)</text:p>
      <text:p text:style-name="P5">- TP2 : <text:span text:style-name="T1">MLP</text:span></text:p>
      <text:p text:style-name="P5">- Cours : <text:span text:style-name="T1">Convolutional Neural Networks (CNN)</text:span>, <text:span text:style-name="T1">D</text:span>eep <text:span text:style-name="T1">L</text:span>earning</text:p>
      <text:p text:style-name="P5">- TP3 : <text:span text:style-name="T1">CNN</text:span></text:p>
      <text:p text:style-name="P5">Jour 3 : <text:span text:style-name="T3">P</text:span><text:span text:style-name="T1">rojets, </text:span><text:span text:style-name="T3">M</text:span><text:span text:style-name="T1">odule 10</text:span></text:p>
      <text:p text:style-name="P5">- TP noté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12:41:28.855807377</meta:creation-date>
    <meta:generator>LibreOffice/24.2.7.2$Linux_X86_64 LibreOffice_project/420$Build-2</meta:generator>
    <dc:date>2026-04-08T12:53:18.164674444</dc:date>
    <meta:editing-duration>PT11M44S</meta:editing-duration>
    <meta:editing-cycles>11</meta:editing-cycles>
    <meta:document-statistic meta:table-count="0" meta:image-count="0" meta:object-count="0" meta:page-count="1" meta:paragraph-count="17" meta:word-count="69" meta:character-count="365" meta:non-whitespace-character-count="313"/>
  </office:meta>
</office:document-meta>
</file>